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17.595cm" fo:margin-left="-0.026cm"/>
    </style:style>
    <style:style style:name="Column2" style:family="table-column">
      <style:table-column-properties style:column-width="1.905cm"/>
    </style:style>
    <style:style style:name="Column3" style:family="table-column">
      <style:table-column-properties style:column-width="15.69cm"/>
    </style:style>
    <style:style style:name="Row2" style:family="table-row"/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15" style:family="text"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436cm" fo:margin-left="0.106cm"/>
    </style:style>
    <style:style style:name="Column4" style:family="table-column">
      <style:table-column-properties style:column-width="3.731cm"/>
    </style:style>
    <style:style style:name="Column5" style:family="table-column">
      <style:table-column-properties style:column-width="13.705cm"/>
    </style:style>
    <style:style style:name="Row3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16.201cm" fo:margin-left="0cm"/>
    </style:style>
    <style:style style:name="Column6" style:family="table-column">
      <style:table-column-properties style:column-width="2.54cm"/>
    </style:style>
    <style:style style:name="Column7" style:family="table-column">
      <style:table-column-properties style:column-width="13.661cm"/>
    </style:style>
    <style:style style:name="Row4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6.201cm" fo:margin-left="0cm"/>
    </style:style>
    <style:style style:name="Column8" style:family="table-column">
      <style:table-column-properties style:column-width="2.54cm"/>
    </style:style>
    <style:style style:name="Column9" style:family="table-column">
      <style:table-column-properties style:column-width="13.661cm"/>
    </style:style>
    <style:style style:name="Row5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6.201cm" fo:margin-left="0cm"/>
    </style:style>
    <style:style style:name="Column10" style:family="table-column">
      <style:table-column-properties style:column-width="2.54cm"/>
    </style:style>
    <style:style style:name="Column11" style:family="table-column">
      <style:table-column-properties style:column-width="13.661cm"/>
    </style:style>
    <style:style style:name="Row6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Programming</text:span><text:span text:style-name="T3_12">)</text:span></text:p>
      <text:p text:style-name="P4"/>
      <text:p text:style-name="P5"><text:span text:style-name="T5_1">Quiz</text:span><text:span text:style-name="T5_2"><text:s/>0:<text:s/></text:span><text:span text:style-name="T5_3">Week</text:span><text:span text:style-name="T5_4"><text:s/>0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help</text:span><text:span text:style-name="T9_8"><text:s/></text:span><text:span text:style-name="T9_9">us</text:span><text:span text:style-name="T9_10"><text:s/></text:span><text:span text:style-name="T9_11">know</text:span><text:span text:style-name="T9_12"><text:s/></text:span><text:span text:style-name="T9_13">you</text:span><text:span text:style-name="T9_14"><text:s/></text:span><text:span text:style-name="T9_15">better</text:span><text:span text:style-name="T9_16">!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NOT</text:span><text:span text:style-name="T11_8"><text:s/></text:span><text:span text:style-name="T11_9">graded</text:span><text:span text:style-name="T11_10">!</text:span></text:p>
          </table:table-cell>
        </table:table-row>
      </table:table>
      <text:p text:style-name="P12"/>
      <text:p text:style-name="P13"><text:span text:style-name="T13_1">What</text:span><text:span text:style-name="T13_2"><text:s/></text:span><text:span text:style-name="T13_3">is</text:span><text:span text:style-name="T13_4"><text:s/></text:span><text:span text:style-name="T13_5">your</text:span><text:span text:style-name="T13_6"><text:s/></text:span><text:span text:style-name="T13_7">name</text:span><text:span text:style-name="T13_8">?<text:s text:c="4"/></text:span></text:p>
      <text:p text:style-name="P14"/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15"><text:span text:style-name="T15_1">Answer</text:span><text:span text:style-name="T15_2">:</text:span></text:p>
          </table:table-cell>
          <table:table-cell table:style-name="Cell3">
            <text:p text:style-name="P16"/>
            <text:p text:style-name="P17"/>
          </table:table-cell>
        </table:table-row>
      </table:table>
      <text:p text:style-name="P18"/>
      <text:p text:style-name="P19"><text:span text:style-name="T19_1">What</text:span><text:span text:style-name="T19_2"><text:s/></text:span><text:span text:style-name="T19_3">is</text:span><text:span text:style-name="T19_4"><text:s/></text:span><text:span text:style-name="T19_5">your</text:span><text:span text:style-name="T19_6"><text:s/></text:span><text:span text:style-name="T19_7">Tinker</text:span><text:span text:style-name="T19_8"><text:s/></text:span><text:span text:style-name="T19_9">Academy</text:span><text:span text:style-name="T19_10"><text:s/></text:span><text:span text:style-name="T19_11">Student</text:span><text:span text:style-name="T19_12"><text:s/></text:span><text:span text:style-name="T19_13">ID</text:span><text:span text:style-name="T19_14">?</text:span><text:span text:style-name="T19_15"><text:s text:c="4"/></text:span></text:p>
      <text:p text:style-name="P20"><text:span text:style-name="T20_1"><text:tab/></text:span></text:p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21"><text:span text:style-name="T21_1">Answer</text:span><text:span text:style-name="T21_2">:</text:span></text:p>
          </table:table-cell>
          <table:table-cell table:style-name="Cell5">
            <text:p text:style-name="P22"/>
            <text:p text:style-name="P23"/>
          </table:table-cell>
        </table:table-row>
      </table:table>
      <text:p text:style-name="P24"/>
      <text:p text:style-name="P25"><text:span text:style-name="T25_1">Which</text:span><text:span text:style-name="T25_2"><text:s/></text:span><text:span text:style-name="T25_3">school</text:span><text:span text:style-name="T25_4"><text:s/></text:span><text:span text:style-name="T25_5">do</text:span><text:span text:style-name="T25_6"><text:s/></text:span><text:span text:style-name="T25_7">you</text:span><text:span text:style-name="T25_8"><text:s/></text:span><text:span text:style-name="T25_9">go</text:span><text:span text:style-name="T25_10"><text:s/></text:span><text:span text:style-name="T25_11">to</text:span><text:span text:style-name="T25_12">?</text:span></text:p>
      <text:p text:style-name="P26"/>
      <table:table table:style-name="Table4">
        <table:table-column table:style-name="Column6"/>
        <table:table-column table:style-name="Column7"/>
        <table:table-row table:style-name="Row4">
          <table:table-cell table:style-name="Cell6">
            <text:p text:style-name="P27"><text:span text:style-name="T27_1">Answer</text:span><text:span text:style-name="T27_2">:</text:span></text:p>
          </table:table-cell>
          <table:table-cell table:style-name="Cell7">
            <text:p text:style-name="P28"/>
            <text:p text:style-name="P29"/>
          </table:table-cell>
        </table:table-row>
      </table:table>
      <text:p text:style-name="P30"/>
      <text:p text:style-name="P31"><text:span text:style-name="T31_1">Which</text:span><text:span text:style-name="T31_2"><text:s/></text:span><text:span text:style-name="T31_3">grade</text:span><text:span text:style-name="T31_4"><text:s/></text:span><text:span text:style-name="T31_5">are</text:span><text:span text:style-name="T31_6"><text:s/></text:span><text:span text:style-name="T31_7">you</text:span><text:span text:style-name="T31_8"><text:s/></text:span><text:span text:style-name="T31_9">in</text:span><text:span text:style-name="T31_10">?</text:span></text:p>
      <text:p text:style-name="P32"/>
      <table:table table:style-name="Table5">
        <table:table-column table:style-name="Column8"/>
        <table:table-column table:style-name="Column9"/>
        <table:table-row table:style-name="Row5">
          <table:table-cell table:style-name="Cell8">
            <text:p text:style-name="P33"><text:span text:style-name="T33_1">Answer</text:span><text:span text:style-name="T33_2">:</text:span></text:p>
          </table:table-cell>
          <table:table-cell table:style-name="Cell9">
            <text:p text:style-name="P34"/>
            <text:p text:style-name="P35"/>
          </table:table-cell>
        </table:table-row>
      </table:table>
      <text:p text:style-name="P36"/>
      <text:p text:style-name="P37"><text:span text:style-name="T37_1">Tell</text:span><text:span text:style-name="T37_2"><text:s/></text:span><text:span text:style-name="T37_3">us</text:span><text:span text:style-name="T37_4"><text:s/></text:span><text:span text:style-name="T37_5">why</text:span><text:span text:style-name="T37_6"><text:s/></text:span><text:span text:style-name="T37_7">you</text:span><text:span text:style-name="T37_8"><text:s/></text:span><text:span text:style-name="T37_9">like</text:span><text:span text:style-name="T37_10"><text:s/></text:span><text:span text:style-name="T37_11">programming</text:span><text:span text:style-name="T37_12">?</text:span></text:p>
      <text:p text:style-name="P38"/>
      <table:table table:style-name="Table6">
        <table:table-column table:style-name="Column10"/>
        <table:table-column table:style-name="Column11"/>
        <table:table-row table:style-name="Row6">
          <table:table-cell table:style-name="Cell10">
            <text:p text:style-name="P39"><text:span text:style-name="T39_1">Answer</text:span><text:span text:style-name="T39_2">:</text:span></text:p>
          </table:table-cell>
          <table:table-cell table:style-name="Cell11">
            <text:p text:style-name="P40"/>
            <text:p text:style-name="P4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